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svg:stroke-color="#ff4000" draw:fill="solid" draw:fill-color="#111111" draw:textarea-horizontal-align="justify" draw:textarea-vertical-align="middle" draw:auto-grow-height="false" fo:min-height="2.25cm" fo:min-width="0cm"/>
    </style:style>
    <style:style style:name="gr3" style:family="graphic" style:parent-style-name="standard">
      <style:graphic-properties draw:stroke="none" svg:stroke-color="#ff4000" draw:fill="solid" draw:fill-color="#111111" draw:textarea-horizontal-align="justify" draw:textarea-vertical-align="middle" draw:auto-grow-height="false" fo:min-height="0.25cm" fo:min-width="0.5cm"/>
    </style:style>
    <style:style style:name="gr4" style:family="graphic" style:parent-style-name="standard">
      <style:graphic-properties draw:stroke="none" svg:stroke-color="#ff4000" draw:fill="solid" draw:fill-color="#111111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draw:stroke="none" svg:stroke-color="#ff4000" draw:fill="solid" draw:fill-color="#111111" draw:textarea-horizontal-align="justify" draw:textarea-vertical-align="middle" draw:auto-grow-height="false" fo:min-height="0.25cm" fo:min-width="1cm"/>
    </style:style>
    <style:style style:name="gr6" style:family="graphic" style:parent-style-name="standard">
      <style:graphic-properties draw:stroke="none" draw:fill-color="#ff006a" draw:textarea-horizontal-align="justify" draw:textarea-vertical-align="middle" draw:auto-grow-height="false" fo:min-height="0.5cm" fo:min-width="4.5cm"/>
    </style:style>
    <style:style style:name="gr7" style:family="graphic" style:parent-style-name="standard">
      <style:graphic-properties draw:stroke="none" draw:fill-color="#ff006a" draw:textarea-horizontal-align="justify" draw:textarea-vertical-align="middle" draw:auto-grow-height="false" fo:min-height="1cm" fo:min-width="1cm"/>
    </style:style>
    <style:style style:name="gr8" style:family="graphic" style:parent-style-name="standard">
      <style:graphic-properties draw:stroke="none" draw:fill-color="#ff006a" draw:textarea-horizontal-align="justify" draw:textarea-vertical-align="middle" draw:auto-grow-height="false" fo:min-height="2.25cm" fo:min-width="6.5cm"/>
    </style:style>
    <style:style style:name="gr9" style:family="graphic" style:parent-style-name="standard">
      <style:graphic-properties draw:stroke="none" draw:fill-color="#ff006a" draw:textarea-horizontal-align="justify" draw:textarea-vertical-align="middle" draw:auto-grow-height="false" fo:min-height="0.5cm" fo:min-width="5.5cm"/>
    </style:style>
    <style:style style:name="gr10" style:family="graphic" style:parent-style-name="standard">
      <style:graphic-properties draw:stroke="none" draw:fill-color="#ff006a" draw:textarea-horizontal-align="justify" draw:textarea-vertical-align="middle" draw:auto-grow-height="false" fo:min-height="0.5cm" fo:min-width="3.5cm"/>
    </style:style>
    <style:style style:name="gr11" style:family="graphic" style:parent-style-name="standard">
      <style:graphic-properties draw:stroke="none" draw:fill-color="#ff006a" draw:textarea-horizontal-align="justify" draw:textarea-vertical-align="middle" draw:auto-grow-height="false" fo:min-height="0.5cm" fo:min-width="2.5cm"/>
    </style:style>
    <style:style style:name="gr12" style:family="graphic" style:parent-style-name="standard">
      <style:graphic-properties draw:stroke="none" draw:fill-color="#ff006a" draw:textarea-horizontal-align="justify" draw:textarea-vertical-align="middle" draw:auto-grow-height="false" fo:min-height="0.5cm" fo:min-width="1.5cm"/>
    </style:style>
    <style:style style:name="gr13" style:family="graphic" style:parent-style-name="standard">
      <style:graphic-properties draw:stroke="none" draw:fill-color="#ff006a" draw:textarea-horizontal-align="justify" draw:textarea-vertical-align="middle" draw:auto-grow-height="false" fo:min-height="0.5cm" fo:min-width="0.5cm"/>
    </style:style>
    <style:style style:name="gr14" style:family="graphic" style:parent-style-name="standard">
      <style:graphic-properties draw:stroke="none" draw:fill-color="#ff006a" draw:textarea-horizontal-align="justify" draw:textarea-vertical-align="middle" draw:auto-grow-height="false" fo:min-height="0.5cm" fo:min-width="0.25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0cm"/>
    </style:style>
    <style:style style:name="gr17" style:family="graphic" style:parent-style-name="standard">
      <style:graphic-properties draw:stroke="none" draw:fill="solid" draw:fill-color="#a7074b" draw:textarea-horizontal-align="justify" draw:textarea-vertical-align="middle" draw:auto-grow-height="false" fo:min-height="0.25cm" fo:min-width="0cm"/>
    </style:style>
    <style:style style:name="gr18" style:family="graphic" style:parent-style-name="standard">
      <style:graphic-properties draw:stroke="none" draw:fill-color="#a7074b" draw:textarea-horizontal-align="justify" draw:textarea-vertical-align="middle" draw:auto-grow-height="false" fo:min-height="0.25cm" fo:min-width="0cm"/>
    </style:style>
    <style:style style:name="P1" style:family="paragraph">
      <loext:graphic-properties draw:fill="solid" draw:fill-color="#111111"/>
      <style:paragraph-properties fo:text-align="center"/>
    </style:style>
    <style:style style:name="P2" style:family="paragraph">
      <loext:graphic-properties draw:fill-color="#ff006a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a7074b"/>
      <style:paragraph-properties fo:text-align="center"/>
    </style:style>
    <style:style style:name="P5" style:family="paragraph">
      <loext:graphic-properties draw:fill-color="#a7074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1" draw:layer="layout" svg:width="0.5cm" svg:height="2.5cm" svg:x="13.75cm" svg:y="1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cm" svg:height="0.5cm" svg:x="9.75cm" svg:y="17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.25cm" svg:y="16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10.75cm" svg:y="16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11.25cm" svg:y="16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.75cm" svg:y="16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11.75cm" svg:y="15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12.25cm" svg:y="15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12.75cm" svg:y="14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13.25cm" svg:y="14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.25cm" svg:y="15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.75cm" svg:y="15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.75cm" svg:y="14.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2.5cm" svg:x="6.25cm" svg:y="11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.75cm" svg:y="11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12.75cm" svg:y="10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13.25cm" svg:y="11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.25cm" svg:y="10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.25cm" svg:y="10.7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5cm" svg:height="0.5cm" svg:x="7.75cm" svg:y="10.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5cm" svg:height="0.5cm" svg:x="11.25cm" svg:y="10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10.75cm" svg:y="10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cm" svg:height="0.5cm" svg:x="9.75cm" svg:y="11.25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g draw:style-name="gr1">
            <draw:custom-shape draw:style-name="gr6" draw:text-style-name="P2" draw:layer="layout" svg:width="5cm" svg:height="0.75cm" svg:x="7.75cm" svg:y="14.5cm">
              <text:p/>
              <draw:enhanced-geometry svg:viewBox="0 0 21600 21600" draw:type="rectangle" draw:enhanced-path="M 0 0 L 21600 0 21600 21600 0 21600 0 0 Z N"/>
            </draw:custom-shape>
            <draw:g draw:style-name="gr1">
              <draw:custom-shape draw:style-name="gr7" draw:text-style-name="P2" draw:layer="layout" svg:width="1.5cm" svg:height="1.25cm" svg:x="7.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1.5cm" svg:height="1.25cm" svg:x="11.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2" draw:layer="layout" svg:width="7cm" svg:height="2.5cm" svg:x="6.75cm" svg:y="11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2" draw:layer="layout" svg:width="6cm" svg:height="0.75cm" svg:x="7.25cm" svg:y="1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4cm" svg:height="0.75cm" svg:x="8.25cm" svg:y="1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2" draw:layer="layout" svg:width="3cm" svg:height="0.75cm" svg:x="8.75cm" svg:y="1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2" draw:layer="layout" svg:width="2cm" svg:height="0.75cm" svg:x="9.25cm" svg:y="1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2" draw:layer="layout" svg:width="1cm" svg:height="0.75cm" svg:x="9.75cm" svg:y="16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75cm" svg:height="0.75cm" svg:x="7.25cm" svg:y="11.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75cm" svg:height="0.75cm" svg:x="9cm" svg:y="11.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75cm" svg:height="0.75cm" svg:x="10.75cm" svg:y="11.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75cm" svg:height="0.75cm" svg:x="12.5cm" svg:y="11.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 draw:style-name="gr1">
          <draw:custom-shape draw:style-name="gr15" draw:text-style-name="P3" draw:layer="layout" svg:width="0.5cm" svg:height="0.5cm" svg:x="7.75cm" svg:y="11.2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5cm" svg:height="1cm" svg:x="7.25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custom-shape draw:style-name="gr17" draw:text-style-name="P4" draw:layer="layout" svg:width="0.5cm" svg:height="0.5cm" svg:x="9.25cm" svg:y="12.7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0.5cm" svg:height="0.5cm" svg:x="8.75cm" svg:y="13.2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0.5cm" svg:height="0.5cm" svg:x="8.25cm" svg:y="12.7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0.5cm" svg:height="0.5cm" svg:x="9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5" draw:layer="layout" svg:width="0.5cm" svg:height="0.5cm" svg:x="11.75cm" svg:y="13.2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0.5cm" svg:height="0.5cm" svg:x="8.25cm" svg:y="13.7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0.5cm" svg:height="0.5cm" svg:x="11.25cm" svg:y="13.7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0.5cm" svg:height="0.5cm" svg:x="12.25cm" svg:y="12.7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0.5cm" svg:height="0.5cm" svg:x="10.75cm" svg:y="13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5:26:23.437106728</meta:creation-date>
    <dc:date>2023-06-04T17:03:05.555492519</dc:date>
    <meta:editing-duration>PT1H36M42S</meta:editing-duration>
    <meta:editing-cycles>1</meta:editing-cycles>
    <meta:document-statistic meta:object-count="54"/>
    <meta:generator>LibreOffice/7.5.3.2$Linux_X86_64 LibreOffice_project/50$Build-2</meta:generator>
  </office:meta>
</office:document-meta>
</file>